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5.01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76cm" fo:min-width="3.726cm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7.8cm" svg:height="1.8cm" svg:x="9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4cm" svg:height="1.191cm" svg:x="12.8cm" svg:y="2.9cm">
          <draw:text-box>
            <text:p>작동</text:p>
          </draw:text-box>
        </draw:frame>
        <draw:custom-shape draw:style-name="gr3" draw:text-style-name="P1" draw:layer="layout" svg:width="4.4cm" svg:height="1.8cm" svg:x="2.2cm" svg:y="5.2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8.6cm" svg:y="5.2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15.001cm" svg:y="5.201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21.701cm" svg:y="5.201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21.702cm" svg:y="10.702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15.002cm" svg:y="10.702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8.703cm" svg:y="10.703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2.304cm" svg:y="10.704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2.305cm" svg:y="16.005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8.606cm" svg:y="16.006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15.207cm" svg:y="16.007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.8cm" svg:x="21.708cm" svg:y="16.008cm">
          <text:p text:style-name="P3">복붙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44:22.873061360</meta:creation-date>
    <dc:date>2017-11-08T15:49:42.899867005</dc:date>
    <meta:editing-duration>PT5M20S</meta:editing-duration>
    <meta:editing-cycles>1</meta:editing-cycles>
    <meta:generator>LibreOffice/5.1.6.2$Linux_X86_64 LibreOffice_project/10m0$Build-2</meta:generator>
    <meta:document-statistic meta:object-count="37"/>
  </office:meta>
</office:document-meta>
</file>